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7216f" draw:marker-end="Arrowheads_20_1"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77216f" draw:fill="solid" draw:fill-color="#aea79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77216f"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svg:stroke-width="0.1cm" svg:stroke-color="#66cc00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6" style:family="graphic" style:parent-style-name="objectwithoutfill">
      <style:graphic-properties svg:stroke-width="0.1cm" svg:stroke-color="#ff00cc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7" style:family="graphic" style:parent-style-name="objectwithoutfill">
      <style:graphic-properties svg:stroke-width="0.1cm" svg:stroke-color="#ff00cc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8" style:family="graphic" style:parent-style-name="objectwithoutfill" style:list-style-name="L1">
      <style:graphic-properties svg:stroke-color="#3465a4" draw:marker-start="Arrow" draw:marker-start-width="0.3cm" draw:marker-end="Arrow" draw:marker-end-width="0.3cm" draw:fill="none" draw:textarea-vertical-align="middle" draw:shadow="hidden"/>
    </style:style>
    <style:style style:name="gr9" style:family="graphic" style:parent-style-name="objectwithoutfill">
      <style:graphic-properties svg:stroke-color="#c5000b" draw:marker-end="Arrow" draw:marker-end-width="0.3cm" draw:fill="none" draw:textarea-vertical-align="middle" draw:shadow="hidden"/>
    </style:style>
    <style:style style:name="gr10" style:family="graphic" style:parent-style-name="standard">
      <style:graphic-properties svg:stroke-color="#77216f" draw:marker-end="Arrowheads_20_1" draw:fill="solid" draw:fill-color="#aea79f" draw:textarea-horizontal-align="justify" draw:textarea-vertical-align="middle" draw:auto-grow-height="false" draw:shadow="hidden"/>
    </style:style>
    <style:style style:name="gr11" style:family="graphic" style:parent-style-name="objectwithoutfill">
      <style:graphic-properties svg:stroke-color="#77216f" draw:marker-end="Arrow" draw:marker-end-width="0.3cm" draw:fill="none" draw:textarea-vertical-align="middle" draw:shadow="hidden"/>
    </style:style>
    <style:style style:name="gr12" style:family="graphic" style:parent-style-name="objectwithoutfill">
      <style:graphic-properties draw:stroke="dash" draw:stroke-dash="Dashed_20__28_var_29_" svg:stroke-color="#77216f" draw:marker-start="Arrow" draw:marker-start-width="0.3cm" draw:marker-end="Arrow" draw:marker-end-width="0.3cm" draw:fill="none" draw:textarea-vertical-align="middle" draw:shadow="hidden"/>
    </style:style>
    <style:style style:name="gr13" style:family="graphic" style:parent-style-name="objectwithoutfill">
      <style:graphic-properties svg:stroke-color="#dd4814" draw:marker-end="Arrow" draw:marker-end-width="0.3cm" draw:fill="none" draw:textarea-vertical-align="middle" draw:shadow="hidden"/>
    </style:style>
    <style:style style:name="gr14" style:family="graphic" style:parent-style-name="objectwithoutfill">
      <style:graphic-properties svg:stroke-color="#2c001e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cm" svg:height="16cm" svg:x="1.3cm" svg:y="1.3cm">
          <draw:glue-point draw:id="6" svg:x="-1.103cm" svg:y="-4.125cm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ustom Baseboard PCB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6cm" svg:height="1.7cm" svg:x="1.7cm" svg:y="1.8cm">
          <text:p text:style-name="P2"><text:span text:style-name="T1">Accelerome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6cm" svg:height="1.7cm" svg:x="1.7cm" svg:y="4.001cm">
          <text:p text:style-name="P2"><text:span text:style-name="T1">Magnetometer</text:span></text:p>
          <text:p text:style-name="P2"><text:span text:style-name="T2">HMC5883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6cm" svg:height="1.7cm" svg:x="1.7cm" svg:y="6.201cm">
          <text:p text:style-name="P2"><text:span text:style-name="T1">Gyroscope</text:span></text:p>
          <text:p text:style-name="P2"><text:span text:style-name="T2">MPU-60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5cm" svg:height="4.8cm" svg:x="11.3cm" svg:y="1.9cm">
          <draw:glue-point draw:id="4" svg:x="5cm" svg:y="-2.291cm" draw:escape-direction="right"/>
          <draw:glue-point draw:id="5" svg:x="5cm" svg:y="-1.25cm" draw:escape-direction="right"/>
          <draw:glue-point draw:id="6" svg:x="5cm" svg:y="1.25cm" draw:escape-direction="right"/>
          <draw:glue-point draw:id="7" svg:x="5cm" svg:y="2.708cm"/>
          <draw:glue-point draw:id="8" svg:x="5cm" svg:y="-3.333cm"/>
          <draw:glue-point draw:id="10" svg:x="-5cm" svg:y="2.708cm"/>
          <draw:glue-point draw:id="11" svg:x="-5cm" svg:y="1.25cm"/>
          <draw:glue-point draw:id="12" svg:x="-5cm" svg:y="-2.291cm"/>
          <draw:glue-point draw:id="13" svg:x="-5cm" svg:y="-1.25cm"/>
          <draw:glue-point draw:id="14" svg:x="-5cm" svg:y="-3.333cm"/>
          <text:p text:style-name="P2"><text:span text:style-name="T1">Microprocessor</text:span></text:p>
          <text:p text:style-name="P2"><text:span text:style-name="T1"><text:line-break/></text:span><text:span text:style-name="T2">Embedded Linux (Yocto)</text:span><text:span text:style-name="T2"><text:line-break/></text:span><text:span text:style-name="T2">Freescale iMX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5cm" svg:height="4.8cm" svg:x="20cm" svg:y="1.9cm">
          <draw:glue-point draw:id="4" svg:x="-5cm" svg:y="-2.291cm"/>
          <text:p text:style-name="P2"><text:span text:style-name="T1">Microconroller</text:span></text:p>
          <text:p text:style-name="P2"><text:span text:style-name="T1"><text:line-break/></text:span><text:span text:style-name="T1">AVR</text:span><text:span text:style-name="T2"><text:line-break/></text:span><text:span text:style-name="T2">ATMega328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6.8cm" svg:y1="3.201cm" svg:x2="20cm" svg:y2="3.201cm" draw:start-shape="id1" draw:start-glue-point="4" draw:end-shape="id2" draw:end-glue-point="4" svg:d="M16800 3201h3200" svg:viewBox="0 0 3201 1">
          <text:p text:style-name="P3"><text:span text:style-name="T3"/></text:p>
          <text:p text:style-name="P3"><text:span text:style-name="T3">UART2</text:span></text:p>
        </draw:connector>
        <draw:custom-shape draw:style-name="gr2" draw:text-style-name="P2" xml:id="id3" draw:id="id3" draw:layer="layout" svg:width="2.6cm" svg:height="1.7cm" svg:x="32.6cm" svg:y="1.5cm">
          <text:p text:style-name="P2"><text:span text:style-name="T1">Flight Controller</text:span></text:p>
          <text:p text:style-name="P2"><text:span text:style-name="T2">Pixhawk or CC3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5.5cm" svg:y1="4.3cm" svg:x2="32.6cm" svg:y2="2.35cm" draw:start-shape="id2" draw:start-glue-point="1" draw:end-shape="id3" draw:end-glue-point="3" svg:d="M25500 4300h3550v-1950h3550" svg:viewBox="0 0 7101 1951">
          <text:p text:style-name="P1"/>
          <text:p text:style-name="P1"/>
          <text:p text:style-name="P1"/>
          <text:p text:style-name="P1"/>
          <text:p text:style-name="P4"><text:span text:style-name="T4"><text:s text:c="5"/></text:span></text:p>
          <text:p text:style-name="P4"><text:span text:style-name="T3">PPM </text:span></text:p>
          <text:p text:style-name="P4"><text:span text:style-name="T3">(or 4x PWM)</text:span></text:p>
        </draw:connector>
        <draw:connector draw:style-name="gr6" draw:text-style-name="P1" draw:layer="layout" svg:x1="4.3cm" svg:y1="4.851cm" svg:x2="11.3cm" svg:y2="3.201cm" draw:start-shape="id4" draw:start-glue-point="1" draw:end-shape="id1" draw:end-glue-point="12" svg:d="M4300 4851h3500v-1650h3500" svg:viewBox="0 0 7001 1651">
          <text:p/>
        </draw:connector>
        <draw:connector draw:style-name="gr6" draw:text-style-name="P1" draw:layer="layout" svg:x1="4.3cm" svg:y1="2.65cm" svg:x2="11.3cm" svg:y2="3.201cm" draw:start-shape="id5" draw:start-glue-point="1" draw:end-shape="id1" draw:end-glue-point="12" svg:d="M4300 2650h3500v551h3500" svg:viewBox="0 0 7001 552">
          <text:p/>
        </draw:connector>
        <draw:connector draw:style-name="gr7" draw:text-style-name="P1" draw:layer="layout" svg:x1="4.3cm" svg:y1="7.051cm" svg:x2="11.3cm" svg:y2="3.201cm" draw:start-shape="id6" draw:start-glue-point="1" draw:end-shape="id1" draw:end-glue-point="12" svg:d="M4300 7051h3500v-3850h3500" svg:viewBox="0 0 7001 3851">
          <text:p text:style-name="P1"><text:s text:c="4"/><text:span text:style-name="T4"><text:s text:c="4"/></text:span><text:span text:style-name="T3">I2C</text:span></text:p>
        </draw:connector>
        <draw:custom-shape draw:style-name="gr2" draw:text-style-name="P2" xml:id="id7" draw:id="id7" draw:layer="layout" svg:width="2.6cm" svg:height="1.7cm" svg:x="1.7cm" svg:y="10.6cm">
          <text:p text:style-name="P2"><text:span text:style-name="T1">GPS</text:span><text:span text:style-name="T1"><text:line-break/></text:span><text:span text:style-name="T2">Ublox Max-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6cm" svg:height="1.7cm" svg:x="32.6cm" svg:y="8.4cm">
          <text:p text:style-name="P2"><text:span text:style-name="T5">XBEE Radio</text:span><text:span text:style-name="T6"><text:line-break/></text:span><text:span text:style-name="T2">900 MHz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line-skew="1.2cm" svg:x1="4.3cm" svg:y1="11.45cm" svg:x2="11.3cm" svg:y2="3.7cm" draw:start-shape="id7" draw:start-glue-point="1" draw:end-shape="id1" draw:end-glue-point="13" svg:d="M4300 11450h4700v-7750h2300" svg:viewBox="0 0 7001 7751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UART1</text:span></text:p>
        </draw:connector>
        <draw:custom-shape draw:style-name="gr2" draw:text-style-name="P2" xml:id="id17" draw:id="id17" draw:layer="layout" svg:width="2.6cm" svg:height="1.7cm" svg:x="1.7cm" svg:y="8.402cm">
          <text:p text:style-name="P2"><text:span text:style-name="T1">Altimeter</text:span></text:p>
          <text:p text:style-name="P2"><text:span text:style-name="T2">MS56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6cm" svg:height="3.3cm" svg:x="27cm" svg:y="9.8cm">
          <text:p text:style-name="P2"><text:span text:style-name="T5">LEDs</text:span></text:p>
          <text:p text:style-name="P2"><text:span text:style-name="T5"/></text:p>
          <text:p text:style-name="P6"><text:span text:style-name="T2">Power</text:span></text:p>
          <text:p text:style-name="P6"><text:span text:style-name="T2">GPS Status</text:span></text:p>
          <text:p text:style-name="P6"><text:span text:style-name="T2">Radio</text:span></text:p>
          <text:p text:style-name="P6"><text:span text:style-name="T2">Heartbea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-3.2cm" svg:x1="16.8cm" svg:y1="4.3cm" svg:x2="27cm" svg:y2="11.45cm" draw:start-shape="id1" draw:start-glue-point="1" draw:end-shape="id8" draw:end-glue-point="3" svg:d="M16800 4300h1900v7150h8300" svg:viewBox="0 0 10201 71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3">GPIO</text:span></text:p>
        </draw:connector>
        <draw:connector draw:style-name="gr4" draw:text-style-name="P7" draw:layer="layout" draw:line-skew="-5.5cm" svg:x1="32.6cm" svg:y1="9.25cm" svg:x2="16.8cm" svg:y2="3.7cm" draw:start-shape="id9" draw:start-glue-point="3" draw:end-shape="id1" draw:end-glue-point="5" svg:d="M32600 9250h-13400v-5550h-2400" svg:viewBox="0 0 15801 5551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3">UART3</text:span></text:p>
        </draw:connector>
        <draw:custom-shape draw:style-name="gr10" draw:text-style-name="P2" xml:id="id10" draw:id="id10" draw:layer="layout" svg:width="1.8cm" svg:height="0.6cm" svg:x="36.6cm" svg:y="1.5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1" draw:id="id11" draw:layer="layout" svg:width="1.8cm" svg:height="0.6cm" svg:x="36.6cm" svg:y="2.2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1.8cm" svg:height="0.6cm" svg:x="36.6cm" svg:y="2.9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3" draw:id="id13" draw:layer="layout" svg:width="1.8cm" svg:height="0.6cm" svg:x="36.6cm" svg:y="3.6cm">
          <text:p text:style-name="P1"><text:span text:style-name="T1">ESC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5.2cm" svg:y1="2.35cm" svg:x2="36.6cm" svg:y2="1.8cm" draw:start-shape="id3" draw:start-glue-point="1" draw:end-shape="id10" draw:end-glue-point="3" svg:d="M35200 2350h700v-550h700" svg:viewBox="0 0 1401 551">
          <text:p/>
        </draw:connector>
        <draw:connector draw:style-name="gr11" draw:text-style-name="P1" draw:layer="layout" svg:x1="35.2cm" svg:y1="2.35cm" svg:x2="36.6cm" svg:y2="2.5cm" draw:start-shape="id3" draw:start-glue-point="1" draw:end-shape="id11" draw:end-glue-point="3" svg:d="M35200 2350h700v150h700" svg:viewBox="0 0 1401 151">
          <text:p/>
        </draw:connector>
        <draw:connector draw:style-name="gr11" draw:text-style-name="P1" draw:layer="layout" svg:x1="35.2cm" svg:y1="2.35cm" svg:x2="36.6cm" svg:y2="3.2cm" draw:start-shape="id3" draw:start-glue-point="1" draw:end-shape="id12" draw:end-glue-point="3" svg:d="M35200 2350h700v850h700" svg:viewBox="0 0 1401 851">
          <text:p/>
        </draw:connector>
        <draw:connector draw:style-name="gr11" draw:text-style-name="P1" draw:layer="layout" svg:x1="35.2cm" svg:y1="2.35cm" svg:x2="36.6cm" svg:y2="3.9cm" draw:start-shape="id3" draw:start-glue-point="1" draw:end-shape="id13" draw:end-glue-point="3" svg:d="M35200 2350h700v1550h700" svg:viewBox="0 0 1401 1551">
          <text:p/>
        </draw:connector>
        <draw:connector draw:style-name="gr12" draw:text-style-name="P8" draw:layer="layout" svg:x1="35.2cm" svg:y1="9.25cm" svg:x2="39.198cm" svg:y2="9.251cm" draw:start-shape="id9" draw:start-glue-point="1" svg:d="M35200 9250h2250v1h1748" svg:viewBox="0 0 3999 2">
          <text:p text:style-name="P8"><text:span text:style-name="T7"/></text:p>
          <text:p text:style-name="P8"><text:span text:style-name="T7">2-Way Comms</text:span></text:p>
        </draw:connector>
        <draw:custom-shape draw:style-name="gr2" draw:text-style-name="P2" xml:id="id15" draw:id="id15" draw:layer="layout" svg:width="3cm" svg:height="1.7cm" svg:x="5.8cm" svg:y="15.2cm">
          <text:p text:style-name="P2"><text:span text:style-name="T1">Power Regulator</text:span><text:span text:style-name="T1"><text:line-break/></text:span><text:span text:style-name="T2">3V3 Bu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2.6cm" svg:height="1.7cm" svg:x="1.7cm" svg:y="19.2cm">
          <text:p text:style-name="P2"><text:span text:style-name="T1">Battery</text:span><text:span text:style-name="T1"><text:line-break/></text:span><text:span text:style-name="T2">LIPO 4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cm" svg:y1="20.05cm" svg:x2="5.8cm" svg:y2="16.05cm" draw:start-shape="id14" draw:start-glue-point="1" draw:end-shape="id15" draw:end-glue-point="3" svg:d="M4300 20050h750v-4000h750" svg:viewBox="0 0 1501 4001">
          <text:p/>
        </draw:connector>
        <draw:custom-shape draw:style-name="gr2" draw:text-style-name="P2" xml:id="id16" draw:id="id16" draw:layer="layout" svg:width="2.6cm" svg:height="1.7cm" svg:x="1.7cm" svg:y="12.8cm">
          <text:p text:style-name="P2"><text:span text:style-name="T1">HDMI</text:span><text:span text:style-name="T1"><text:line-break/></text:span><text:span text:style-name="T2">Camera Recording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1.8cm" svg:x1="4.3cm" svg:y1="13.65cm" svg:x2="11.3cm" svg:y2="4.3cm" draw:start-shape="id16" draw:start-glue-point="1" draw:end-shape="id1" draw:end-glue-point="3" svg:d="M4300 13650h5300v-9350h1700" svg:viewBox="0 0 7001 9351">
          <text:p/>
        </draw:connector>
        <draw:connector draw:style-name="gr6" draw:text-style-name="P1" draw:layer="layout" svg:x1="4.3cm" svg:y1="9.252cm" svg:x2="11.3cm" svg:y2="3.201cm" draw:start-shape="id17" draw:start-glue-point="1" draw:end-shape="id1" draw:end-glue-point="12" svg:d="M4300 9252h3500v-6051h3500" svg:viewBox="0 0 7001 6052">
          <text:p/>
        </draw:connector>
        <draw:custom-shape draw:style-name="gr2" draw:text-style-name="P2" xml:id="id18" draw:id="id18" draw:layer="layout" svg:width="2.6cm" svg:height="1.7cm" svg:x="27cm" svg:y="13.5cm">
          <text:p text:style-name="P2"><text:span text:style-name="T5">SD Card</text:span><text:span text:style-name="T6"><text:line-break/></text:span><text:span text:style-name="T2">Micro S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3.6cm" svg:x1="16.8cm" svg:y1="4.9cm" svg:x2="27cm" svg:y2="14.35cm" draw:start-shape="id1" draw:start-glue-point="6" draw:end-shape="id18" draw:end-glue-point="3" svg:d="M16800 4900h1500v9450h8700" svg:viewBox="0 0 10201 9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4:33:28.458545687</meta:creation-date>
    <dc:date>2015-09-22T18:44:18.580531356</dc:date>
    <meta:editing-duration>PT3H9M56S</meta:editing-duration>
    <meta:editing-cycles>7</meta:editing-cycles>
    <meta:generator>LibreOffice/4.2.8.2$Linux_X86_64 LibreOffice_project/420m0$Build-2</meta:generator>
    <meta:document-statistic meta:object-count="36"/>
  </office:meta>
</office:document-meta>
</file>